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800" officeooo:paragraph-rsid="00149800"/>
    </style:style>
    <style:style style:name="P2" style:family="paragraph" style:parent-style-name="Standard">
      <style:text-properties officeooo:rsid="0014c8cd" officeooo:paragraph-rsid="0014c8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e Game Bro</text:p>
      <text:p text:style-name="P2">Aha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7:45:08.666583343</meta:creation-date>
    <dc:date>2023-12-14T18:10:31.915417463</dc:date>
    <meta:editing-duration>PT21M1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2" meta:word-count="4" meta:character-count="17" meta:non-whitespace-character-count="15"/>
  </office:meta>
</office:document-meta>
</file>